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8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0.50pt" fo:font-weight="normal" fo:font-family="'Liberation Serif'" style:font-family-asian="'Liberation Serif'" style:font-family-complex="'Liberation Serif'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2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5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0.50pt" fo:font-weight="normal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9" style:family="text">
      <style:text-properties fo:font-size="10.50pt" fo:font-weight="normal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1" style:family="text">
      <style:text-properties fo:font-size="10.50pt" fo:font-weight="normal" fo:font-family="'Liberation Serif'" style:font-family-asian="'Liberation Serif'" style:font-family-complex="'Liberation Serif'" fo:background-color="#ffff00" style:use-window-font-color="true"/>
    </style:style>
    <style:style style:name="T9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3" style:family="text">
      <style:text-properties fo:font-size="10.50pt" fo:font-weight="normal" fo:font-family="'Liberation Serif'" style:font-family-asian="'Liberation Serif'" style:font-family-complex="'Liberation Serif'" fo:background-color="transparent" style:use-window-font-color="true"/>
    </style:style>
    <style:style style:name="T9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5" style:family="text">
      <style:text-properties fo:font-size="10.50pt" fo:font-weight="normal" fo:font-family="'Liberation Serif'" style:font-family-asian="'Liberation Serif'" style:font-family-complex="'Liberation Serif'" fo:background-color="transparent" style:use-window-font-color="true"/>
    </style:style>
    <style:style style:name="T9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7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0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3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0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left"/>
    </style:style>
    <style:style style:name="P39" style:family="paragraph">
      <style:paragraph-properties fo:line-height="100.00%" fo:text-align="left"/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left"/>
    </style:style>
    <style:style style:name="P42" style:family="paragraph">
      <style:paragraph-properties fo:line-height="100.00%" fo:text-align="left"/>
    </style:style>
  </office:automatic-styles>
  <office:body>
    <office:text>
      <text:p text:style-name="P1"><text:span text:style-name="T1"><text:tab/>首先由build.py脚本开始，配置codezero环境，搭建内核和用户库，搭建并压缩所有容器并搭建最终包含所有镜像的加载镜像。该脚本所包含的函数如下：</text:span></text:p>
      <text:p text:style-name="P1"><text:span text:style-name="T1"><text:tab/>main()</text:span></text:p>
      <text:p text:style-name="P1"><text:span text:style-name="T2"><text:tab/>build_system(opts,args)</text:span></text:p>
      <text:p text:style-name="P1"><text:span text:style-name="T2"><text:tab/>clean_system(opts)</text:span></text:p>
      <text:p text:style-name="P1"><text:span text:style-name="T3"/></text:p>
      <text:p text:style-name="P2"><text:span text:style-name="T4">1.主函数</text:span></text:p>
      <text:p text:style-name="P2"><text:span text:style-name="T5"/></text:p>
      <text:p text:style-name="P3"><text:span text:style-name="T6"><text:tab/>opts, args = build_parse_options()</text:span></text:p>
      <text:p text:style-name="P3"><text:span text:style-name="T6"><text:tab/></text:span><text:span text:style-name="T7">＃搭建解析选项,-a : --arch<text:s text:c="2"/>-n --num-containers -f : --file<text:s text:c="2"/></text:span></text:p>
      <text:p text:style-name="P3"><text:span text:style-name="T7"><text:s text:c="7"/>-C : configure -b : batch<text:s text:c="2"/>-j : --job<text:s text:c="3"/>若有必要还要生成对应的cml文件。</text:span></text:p>
      <text:p text:style-name="P3"><text:span text:style-name="T8"><text:tab/></text:span></text:p>
      <text:p text:style-name="P3"><text:span text:style-name="T9"><text:tab/>if opts.clean or opts.clean_all: </text:span></text:p>
      <text:p text:style-name="P4"><text:span text:style-name="T9"><text:s text:c="8"/><text:tab/><text:tab/>clean_system(opts) </text:span></text:p>
      <text:p text:style-name="P4"><text:span text:style-name="T9"><text:s text:c="4"/><text:tab/>else: </text:span></text:p>
      <text:p text:style-name="P4"><text:span text:style-name="T9"><text:s text:c="7"/><text:tab/><text:tab/> build_system(opts, args) </text:span></text:p>
      <text:p text:style-name="P4"><text:span text:style-name="T10"/></text:p>
      <text:p text:style-name="P4"><text:span text:style-name="T11">１．def build_system(opts, args):<text:s/></text:span><text:span text:style-name="T12">　　　＃搭建系统</text:span></text:p>
      <text:p text:style-name="P5"><text:span text:style-name="T12"><text:s text:c="4"/>if opts.print_config:<text:s text:c="21"/></text:span><text:span text:style-name="T13"><text:s text:c="2"/>#首先判断是否为打印配置信息的工作　</text:span><text:span text:style-name="T14">　　</text:span></text:p>
      <text:p text:style-name="P6"><text:span text:style-name="T14"><text:s text:c="8"/>config = configuration_retrieve() </text:span></text:p>
      <text:p text:style-name="P6"><text:span text:style-name="T14"><text:s text:c="8"/>if config: </text:span></text:p>
      <text:p text:style-name="P6"><text:span text:style-name="T14"><text:s text:c="12"/>config.config_print() </text:span></text:p>
      <text:p text:style-name="P6"><text:span text:style-name="T14"><text:s text:c="8"/>else: </text:span></text:p>
      <text:p text:style-name="P6"><text:span text:style-name="T14"><text:s text:c="12"/>print '\nNo configuration to print...\n' </text:span></text:p>
      <text:p text:style-name="P6"><text:span text:style-name="T14"><text:s text:c="8"/>return None </text:span></text:p>
      <text:p text:style-name="P6"><text:span text:style-name="T15"/></text:p>
      <text:p text:style-name="P7"><text:span text:style-name="T16">　</text:span><text:span text:style-name="T17">＃开始为准备工作</text:span></text:p>
      <text:p text:style-name="P8"><text:span text:style-name="T18"><text:s text:c="4"/># Configure </text:span></text:p>
      <text:p text:style-name="P8"><text:span text:style-name="T18"><text:s text:c="4"/>configure_system(opts, args) </text:span></text:p>
      <text:p text:style-name="P8"><text:span text:style-name="T19">　＃所谓配置系统就是根据opts，args两个参数生成两个cml类型的文件。</text:span></text:p>
      <text:p text:style-name="P8"><text:span text:style-name="T20"/></text:p>
      <text:p text:style-name="P8"><text:span text:style-name="T21"><text:s text:c="4"/># Are we asked to configure only </text:span></text:p>
      <text:p text:style-name="P8"><text:span text:style-name="T21"><text:s text:c="4"/>if opts.config_only: </text:span></text:p>
      <text:p text:style-name="P8"><text:span text:style-name="T21"><text:s text:c="8"/>return None </text:span></text:p>
      <text:p text:style-name="P8"><text:span text:style-name="T22"/></text:p>
      <text:p text:style-name="P8"><text:span text:style-name="T23"><text:s text:c="4"/># Check for sanity of containers 　　　</text:span><text:span text:style-name="T24"/></text:p>
      <text:p text:style-name="P8"><text:span text:style-name="T25"><text:s text:c="4"/>sanity_check_conts() </text:span></text:p>
      <text:p text:style-name="P8"><text:span text:style-name="T26"/></text:p>
      <text:p text:style-name="P9"><text:span text:style-name="T27"><text:s/></text:span><text:span text:style-name="T28"><text:s text:c="3"/># １Build userspace libraries </text:span></text:p>
      <text:p text:style-name="P10"><text:span text:style-name="T29"><text:s text:c="4"/>os.chdir(USERLIBS_DIR) 　　　　　</text:span></text:p>
      <text:p text:style-name="P11"><text:span text:style-name="T30">＃首先将修改系统当前目录到 USERLIBS_DIR　　</text:span></text:p>
      <text:p text:style-name="P11"><text:span text:style-name="T30">＃USERLIBS_RELDIR = 'conts/userlibs'</text:span></text:p>
      <text:p text:style-name="P12"><text:span text:style-name="T30">＃USERLIBS_DIR<text:s text:c="4"/>= join(PROJROOT, USERLIBS_RELDIR)</text:span></text:p>
      <text:p text:style-name="P12"><text:span text:style-name="T31">　　</text:span></text:p>
      <text:p text:style-name="P12"><text:span text:style-name="T31"><text:s text:c="4"/>print "\nBuilding userspace libraries..." </text:span></text:p>
      <text:p text:style-name="P12"><text:span text:style-name="T31"><text:s text:c="4"/>ret = os.system("scons" + " -j " + opts.jobs) 　　　　　</text:span></text:p>
      <text:p text:style-name="P13"><text:span text:style-name="T31"><text:s text:c="4"/>if(ret): 　　　　　　　　　　　　　　　　　　　　</text:span><text:span text:style-name="T32">　＃返回０代表成功，１表示失败</text:span></text:p>
      <text:p text:style-name="P14"><text:span text:style-name="T33"><text:s text:c="8"/>print "Building userspace libraries failed...\n" </text:span></text:p>
      <text:p text:style-name="P14"><text:span text:style-name="T33"><text:s text:c="8"/>sys.exit(1) </text:span></text:p>
      <text:p text:style-name="P14"><text:span text:style-name="T34"/></text:p>
      <text:p text:style-name="P14"><text:span text:style-name="T35"><text:s text:c="4"/># ２Build containers </text:span></text:p>
      <text:p text:style-name="P14"><text:span text:style-name="T36"><text:s text:c="4"/>os.chdir(PROJROOT) </text:span></text:p>
      <text:p text:style-name="P14"><text:span text:style-name="T36"><text:s text:c="4"/>print "\nBuilding containers..." </text:span></text:p>
      <text:p text:style-name="P14"><text:span text:style-name="T36"><text:s text:c="4"/>containers.build_all_containers(opts) </text:span></text:p>
      <text:p text:style-name="P15"><text:span text:style-name="T36">　</text:span><text:span text:style-name="T37">＃为cont_images添加linux 或者baremetal 或者posix类型的容器。</text:span></text:p>
      <text:p text:style-name="P15"><text:span text:style-name="T38"/></text:p>
      <text:p text:style-name="P16"><text:span text:style-name="T39"><text:s/># ３Build the kernel </text:span></text:p>
      <text:p text:style-name="P16"><text:span text:style-name="T40"><text:s text:c="4"/>print "\nBuilding the kernel..." </text:span></text:p>
      <text:p text:style-name="P16"><text:span text:style-name="T40"><text:s text:c="4"/>os.chdir(PROJROOT) </text:span></text:p>
      <text:p text:style-name="P16"><text:span text:style-name="T40"><text:s text:c="4"/>ret = os.system("scons" + " -j " + opts.jobs) </text:span></text:p>
      <text:p text:style-name="P16"><text:span text:style-name="T40"><text:s text:c="4"/>if(ret): </text:span></text:p>
      <text:p text:style-name="P16"><text:span text:style-name="T40"><text:s text:c="8"/>print "Building kernel failed...\n" </text:span></text:p>
      <text:p text:style-name="P16"><text:span text:style-name="T40"><text:s text:c="8"/>sys.exit(1) </text:span></text:p>
      <text:p text:style-name="P16"><text:span text:style-name="T41"/></text:p>
      <text:p text:style-name="P16"><text:span text:style-name="T42"><text:s text:c="4"/># Check if kernel overlap with first container 　　　</text:span></text:p>
      <text:p text:style-name="P16"><text:span text:style-name="T43">＃检查内核是否与第一个容器重叠</text:span></text:p>
      <text:p text:style-name="P16"><text:span text:style-name="T44"><text:s text:c="4"/>if(check_kernel_container_overlap()): </text:span></text:p>
      <text:p text:style-name="P16"><text:span text:style-name="T44"><text:s text:c="8"/>print "Kernel overlaps with first continer." </text:span></text:p>
      <text:p text:style-name="P16"><text:span text:style-name="T44"><text:s text:c="8"/>print "Please shift the first container to some higher " + \ </text:span></text:p>
      <text:p text:style-name="P16"><text:span text:style-name="T44"><text:s text:c="14"/>"address after the kernel and build again...\n" </text:span></text:p>
      <text:p text:style-name="P16"><text:span text:style-name="T44"><text:s text:c="8"/>sys.exit(1) </text:span></text:p>
      <text:p text:style-name="P16"><text:span text:style-name="T45"/></text:p>
      <text:p text:style-name="P17"><text:span text:style-name="T46"><text:s text:c="3"/></text:span><text:span text:style-name="T47"><text:s/>#４ Build the loader </text:span></text:p>
      <text:p text:style-name="P18"><text:span text:style-name="T48"><text:s text:c="4"/>os.chdir(PROJROOT) </text:span></text:p>
      <text:p text:style-name="P18"><text:span text:style-name="T48"><text:s text:c="4"/>print "\nBuilding the loader and packing..." </text:span></text:p>
      <text:p text:style-name="P18"><text:span text:style-name="T48"><text:s text:c="4"/>ret = os.system("scons -f " + join(LOADERDIR, 'SConstruct') + " -j " + opts.jobs) </text:span></text:p>
      <text:p text:style-name="P19"><text:span text:style-name="T48">　</text:span><text:span text:style-name="T49">＃在loader文件夹下生成SConstruct ,然后建立一个工程（同上）</text:span></text:p>
      <text:p text:style-name="P19"><text:span text:style-name="T50"/></text:p>
      <text:p text:style-name="P20"><text:span text:style-name="T51"><text:s text:c="4"/>if(ret): </text:span></text:p>
      <text:p text:style-name="P20"><text:span text:style-name="T51"><text:s text:c="8"/>print "Building loader failed...\n" </text:span></text:p>
      <text:p text:style-name="P20"><text:span text:style-name="T51"><text:s text:c="8"/>sys.exit(1) </text:span></text:p>
      <text:p text:style-name="P20"><text:span text:style-name="T52"/></text:p>
      <text:p text:style-name="P21"><text:span text:style-name="T53"><text:s text:c="4"/></text:span><text:span text:style-name="T54"># ５Build qemu-insight-script </text:span></text:p>
      <text:p text:style-name="P22"><text:span text:style-name="T55"><text:s text:c="4"/>print "\nBuilding qemu-insight-script..." </text:span></text:p>
      <text:p text:style-name="P22"><text:span text:style-name="T55"><text:s text:c="4"/>build_qemu_cmdline_script() </text:span></text:p>
      <text:p text:style-name="P22"><text:span text:style-name="T56"/></text:p>
      <text:p text:style-name="P22"><text:span text:style-name="T57"><text:s text:c="4"/>print "\nBuild complete..." </text:span></text:p>
      <text:p text:style-name="P22"><text:span text:style-name="T57"><text:s text:c="4"/>print "\nRun qemu with following command: ./tools/run-qemu-insight\n" </text:span></text:p>
      <text:p text:style-name="P22"><text:span text:style-name="T58"/></text:p>
      <text:p text:style-name="P23"><text:span text:style-name="T59">　</text:span><text:span text:style-name="T60">＃６将配置文件重命名</text:span></text:p>
      <text:p text:style-name="P24"><text:span text:style-name="T61"><text:s text:c="4"/>renamed_cml = rename_config_cml(opts) </text:span></text:p>
      <text:p text:style-name="P25"><text:span text:style-name="T61">　</text:span><text:span text:style-name="T62">＃将cml类型的配置文件重命名，使其更加人性化，新的cml文件的名字是根据系统中</text:span></text:p>
      <text:p text:style-name="P26"><text:span text:style-name="T62">　＃已配置的平台和容器来命名的。</text:span></text:p>
      <text:p text:style-name="P26"><text:span text:style-name="T63"/></text:p>
      <text:p text:style-name="P26"><text:span text:style-name="T64"><text:s text:c="4"/>if(renamed_cml): </text:span></text:p>
      <text:p text:style-name="P26"><text:span text:style-name="T64"><text:s text:c="8"/>print 'CML configuration file saved as ' + renamed_cml + '\n' </text:span></text:p>
      <text:p text:style-name="P26"><text:span text:style-name="T65"/></text:p>
      <text:p text:style-name="P26"><text:span text:style-name="T66"><text:s text:c="4"/>return None </text:span></text:p>
      <text:p text:style-name="P26"><text:span text:style-name="T66"><text:tab/></text:span></text:p>
      <text:p text:style-name="P26"><text:span text:style-name="T67"/></text:p>
      <text:p text:style-name="P26"><text:span text:style-name="T68">２.clean_system(opts)</text:span></text:p>
      <text:p text:style-name="P27"><text:span text:style-name="T69">#此函数为系统清理函数。首先判断是否由配置文件存在，若不存在则无需清理</text:span></text:p>
      <text:p text:style-name="P27"><text:span text:style-name="T70"><text:tab/>if not configuration_retrieve(): </text:span></text:p>
      <text:p text:style-name="P28"><text:span text:style-name="T70"><text:s text:c="8"/><text:tab/><text:tab/>print '\nNo configuration exists, nothing to clean..\n' </text:span></text:p>
      <text:p text:style-name="P28"><text:span text:style-name="T70"><text:s text:c="8"/><text:tab/><text:tab/>return None</text:span></text:p>
      <text:p text:style-name="P28"><text:span text:style-name="T70"><text:tab/></text:span></text:p>
      <text:p text:style-name="P28"><text:span text:style-name="T70"><text:tab/>清理用户空间库</text:span></text:p>
      <text:p text:style-name="P28"><text:span text:style-name="T70"><text:tab/>ret = os.system("scons -c") </text:span></text:p>
      <text:p text:style-name="P28"><text:span text:style-name="T70"><text:tab/></text:span></text:p>
      <text:p text:style-name="P28"><text:span text:style-name="T70"><text:tab/>清理容器</text:span></text:p>
      <text:p text:style-name="P28"><text:span text:style-name="T70"><text:tab/>containers.clean_all_containers() </text:span></text:p>
      <text:p text:style-name="P28"><text:span text:style-name="T71"/></text:p>
      <text:p text:style-name="P28"><text:span text:style-name="T72"><text:tab/>清理内核</text:span></text:p>
      <text:p text:style-name="P28"><text:span text:style-name="T72"><text:tab/> os.chdir(PROJROOT) </text:span></text:p>
      <text:p text:style-name="P28"><text:span text:style-name="T72"><text:s text:c="4"/><text:tab/>ret = os.system("scons -c") </text:span></text:p>
      <text:p text:style-name="P28"><text:span text:style-name="T73"/></text:p>
      <text:p text:style-name="P28"><text:span text:style-name="T73"/></text:p>
      <text:p text:style-name="P28"><text:span text:style-name="T74"><text:tab/>清理加载器</text:span></text:p>
      <text:p text:style-name="P28"><text:span text:style-name="T74"><text:tab/>os.chdir(PROJROOT) </text:span></text:p>
      <text:p text:style-name="P28"><text:span text:style-name="T74"><text:s text:c="3"/><text:tab/>print "\nCleaning the loader..." </text:span></text:p>
      <text:p text:style-name="P28"><text:span text:style-name="T74"><text:s text:c="4"/><text:tab/>ret = os.system("scons -c -f " + join(LOADERDIR, 'Sconstruct'))</text:span></text:p>
      <text:p text:style-name="P28"><text:span text:style-name="T74"><text:tab/></text:span></text:p>
      <text:p text:style-name="P28"><text:span text:style-name="T74"><text:tab/>删除qemu脚本</text:span></text:p>
      <text:p text:style-name="P28"><text:span text:style-name="T74"><text:tab/>clean_qemu_cmdline_script() </text:span></text:p>
      <text:p text:style-name="P28"><text:span text:style-name="T75"/></text:p>
      <text:p text:style-name="P28"><text:span text:style-name="T76"><text:tab/>if opts.clean_all: 　　　　　</text:span></text:p>
      <text:p text:style-name="P28"><text:span text:style-name="T76"><text:s text:c="7"/><text:tab/><text:tab/> cml_files_cleanup() </text:span></text:p>
      <text:p text:style-name="P28"><text:span text:style-name="T77"/></text:p>
      <text:p text:style-name="P28"><text:span text:style-name="T77"/></text:p>
      <text:p text:style-name="P28"><text:span text:style-name="T77"/></text:p>
      <text:p text:style-name="P28"><text:span text:style-name="T77"/></text:p>
      <text:p text:style-name="P28"><text:span text:style-name="T77"/></text:p>
      <text:p text:style-name="P28"><text:span text:style-name="T77"/></text:p>
      <text:p text:style-name="P28"><text:span text:style-name="T77"/></text:p>
      <text:p text:style-name="P28"><text:span text:style-name="T77"/></text:p>
      <text:p text:style-name="P28"><text:span text:style-name="T77"/></text:p>
      <text:p text:style-name="P28"><text:span text:style-name="T77"/></text:p>
      <text:p text:style-name="P28"><text:span text:style-name="T77"/></text:p>
      <text:p text:style-name="P28"><text:span text:style-name="T77"/></text:p>
      <text:p text:style-name="P28"><text:span text:style-name="T77"/></text:p>
      <text:p text:style-name="P28"><text:span text:style-name="T77"/></text:p>
      <text:p text:style-name="P28"><text:span text:style-name="T77"/></text:p>
      <text:p text:style-name="P28"><text:span text:style-name="T77"/></text:p>
      <text:p text:style-name="P28"><text:span text:style-name="T77"/></text:p>
      <text:p text:style-name="P28"><text:span text:style-name="T77"/></text:p>
      <text:p text:style-name="P28"><text:span text:style-name="T77"/></text:p>
      <text:p text:style-name="P28"><text:span text:style-name="T77"/></text:p>
      <text:p text:style-name="P28"><text:span text:style-name="T77"/></text:p>
      <text:p text:style-name="P28"><text:span text:style-name="T77"/></text:p>
      <text:p text:style-name="P28"><text:span text:style-name="T77"/></text:p>
      <text:p text:style-name="P28"><text:span text:style-name="T77"/></text:p>
      <text:p text:style-name="P28"><text:span text:style-name="T77"/></text:p>
      <text:p text:style-name="P28"><text:span text:style-name="T77"/></text:p>
      <text:p text:style-name="P28"><text:span text:style-name="T78">１用户空间库的搭建</text:span></text:p>
      <text:p text:style-name="P28"><text:span text:style-name="T79">（１）获取配置信息</text:span></text:p>
      <text:p text:style-name="P28"><text:span text:style-name="T79">（２）架构信息</text:span></text:p>
      <text:p text:style-name="P28"><text:span text:style-name="T79">（３）构建目录信息</text:span></text:p>
      <text:p text:style-name="P28"><text:span text:style-name="T79">（４）设置环境变量</text:span></text:p>
      <text:p text:style-name="P29"><text:span text:style-name="T79">（５）调用该目录下的Sconscript</text:span></text:p>
      <text:p text:style-name="P30"><text:span text:style-name="T80">Sconscript脚本主要是设置libl4,type,libdev,libc,libc,libmem这几个与静态库有关的变量。</text:span></text:p>
      <text:p text:style-name="P30"><text:span text:style-name="T81"/></text:p>
      <text:p text:style-name="P30"><text:span text:style-name="T81"/></text:p>
      <text:p text:style-name="P30"><text:span text:style-name="T81"/></text:p>
      <text:p text:style-name="P30"><text:span text:style-name="T82">２容器的搭建</text:span></text:p>
      <text:p text:style-name="P31"><text:span text:style-name="T83">调用build_all_containers()方法</text:span></text:p>
      <text:p text:style-name="P32"><text:span text:style-name="T83">此方法的作用是为不同的平台添加相应的容器，可供选的平台有linux,baremetal,posix。</text:span></text:p>
      <text:p text:style-name="P32"><text:span text:style-name="T84"/></text:p>
      <text:p text:style-name="P32"><text:span text:style-name="T84"/></text:p>
      <text:p text:style-name="P32"><text:span text:style-name="T84"/></text:p>
      <text:p text:style-name="P32"><text:span text:style-name="T84"/></text:p>
      <text:p text:style-name="P32"><text:span text:style-name="T85">３内核的搭建</text:span></text:p>
      <text:p text:style-name="P32"><text:span text:style-name="T86">此时开始调用主目录下的Sconstruct</text:span></text:p>
      <text:p text:style-name="P33"><text:span text:style-name="T87">这个脚本文件主要涉及：</text:span></text:p>
      <text:p text:style-name="P34"><text:span text:style-name="T87">１．为内核产生链接脚本</text:span></text:p>
      <text:p text:style-name="P34"><text:span text:style-name="T87">２．基于已产生的容器生成cinfo.c文件</text:span></text:p>
      <text:p text:style-name="P35"><text:span text:style-name="T87">３．在不同的内核子目录递归调用sconscript</text:span></text:p>
      <text:p text:style-name="P35"><text:span text:style-name="T88"/></text:p>
      <text:p text:style-name="P35"><text:span text:style-name="T89">首先设置环境变量，然后递归的调用各个目录下的SConscript脚本并生成相应的目标文件，将这些目标文件统一存储在objects序列下。</text:span></text:p>
      <text:p text:style-name="P35"><text:span text:style-name="T90"/></text:p>
      <text:p text:style-name="P35"><text:span text:style-name="T91">为产生的内核链接脚本增添builders，环境变量中添加内核链接器，最终编译生成kernel.elf文件。</text:span></text:p>
      <text:p text:style-name="P35"><text:span text:style-name="T92"/></text:p>
      <text:p text:style-name="P36"><text:span text:style-name="T93">src/generic/SConscript</text:span></text:p>
      <text:p text:style-name="P37"><text:span text:style-name="T93">此脚本文件涉及如下源文件：</text:span></text:p>
      <text:p text:style-name="P38"><text:span text:style-name="T93">'irq.c', 'scheduler.c', 'time.c', 'tcb.c', 'space.c', 'bootmem.c', 'resource.c', 'container.c', 'capability.c', 'cinfo.c', 'debug.c', 'idle.c'</text:span></text:p>
      <text:p text:style-name="P38"><text:span text:style-name="T94"/></text:p>
      <text:p text:style-name="P38"><text:span text:style-name="T95">为容器定义产生内核cinfo结构</text:span></text:p>
      <text:p text:style-name="P38"><text:span text:style-name="T95">def generate_cinfo(target, source, env)</text:span></text:p>
      <text:p text:style-name="P38"><text:span text:style-name="T96"/></text:p>
      <text:p text:style-name="P38"><text:span text:style-name="T96"/></text:p>
      <text:p text:style-name="P38"><text:span text:style-name="T96"/></text:p>
      <text:p text:style-name="P38"><text:span text:style-name="T97">４加载器的搭建</text:span></text:p>
      <text:p text:style-name="P39"><text:span text:style-name="T98">调用loader目录下的SConstruct</text:span></text:p>
      <text:p text:style-name="P39"><text:span text:style-name="T98"><text:tab/>此脚本首先设置局部重要路径，环境变量和库。之后调用相关库目录下的Sconscript脚本生成相应的目标文件，并统一存储于objs内。</text:span></text:p>
      <text:p text:style-name="P39"><text:span text:style-name="T98"><text:tab/>之后调用sons内部提供的Builder方法生成加载器映像并将其加入env（环境变量）中，然后生成相应的目标文件。</text:span></text:p>
      <text:p text:style-name="P39"><text:span text:style-name="T98"><text:tab/>后续还会loader_ksyms和lma_lds两个文件，然后同样生成目标文件。</text:span></text:p>
      <text:p text:style-name="P39"><text:span text:style-name="T98"><text:tab/>最终，将所有的目标文件编译成final_elf文件。</text:span></text:p>
      <text:p text:style-name="P39"><text:span text:style-name="T99"/></text:p>
      <text:p text:style-name="P39"><text:span text:style-name="T99"/></text:p>
      <text:p text:style-name="P39"><text:span text:style-name="T99"/></text:p>
      <text:p text:style-name="P39"><text:span text:style-name="T99"/></text:p>
      <text:p text:style-name="P40"><text:span text:style-name="T100">５qemu_insight脚本的搭建</text:span></text:p>
      <text:p text:style-name="P41"><text:span text:style-name="T101">调用build_qemu_cmdline_script() 方法即可。</text:span></text:p>
      <text:p text:style-name="P41"><text:span text:style-name="T102"/></text:p>
      <text:p text:style-name="P41"><text:span text:style-name="T102"/></text:p>
      <text:p text:style-name="P41"><text:span text:style-name="T102"/></text:p>
      <text:p text:style-name="P41"><text:span text:style-name="T103">６cml文件的重命名</text:span></text:p>
      <text:p text:style-name="P41"><text:span text:style-name="T104">＃将cml类型的配置文件重命名，使其更加人性化，新的cml文件的名字是根据系统中</text:span></text:p>
      <text:p text:style-name="P42"><text:span text:style-name="T104">　＃已配置的平台和容器来命名的。</text:span></text:p>
      <text:p text:style-name="P42"><text:span text:style-name="T105"/></text:p>
      <text:p text:style-name="P42"><text:span text:style-name="T105"/></text:p>
      <text:p text:style-name="P42"><text:span text:style-name="T105"/></text:p>
      <text:p text:style-name="P42"><text:span text:style-name="T105"/></text:p>
      <text:p text:style-name="P42"><text:span text:style-name="T105"/></text:p>
      <text:p text:style-name="P42"><text:span text:style-name="T105"/></text:p>
      <text:p text:style-name="P42"><text:span text:style-name="T105"/></text:p>
      <text:p text:style-name="P42"><text:span text:style-name="T105"/></text:p>
      <text:p text:style-name="P42"><text:span text:style-name="T105"/></text:p>
      <text:p text:style-name="P42"><text:span text:style-name="T105"/></text:p>
      <text:p text:style-name="P42"><text:span text:style-name="T105"/></text:p>
      <text:p text:style-name="P42"><text:span text:style-name="T105"/></text:p>
      <text:p text:style-name="P42"><text:span text:style-name="T105"/></text:p>
      <text:p text:style-name="P42"><text:span text:style-name="T105"/></text:p>
      <text:p text:style-name="P42"><text:span text:style-name="T105"/></text:p>
      <text:p text:style-name="P42"><text:span text:style-name="T105"/></text:p>
      <text:p text:style-name="P42"><text:span text:style-name="T105"/></text:p>
      <text:p text:style-name="P42"><text:span text:style-name="T105"/></text:p>
      <text:p text:style-name="P42"><text:span text:style-name="T105"/></text:p>
      <text:p text:style-name="P42"><text:span text:style-name="T105"/></text:p>
      <text:p text:style-name="P42"><text:span text:style-name="T105"/></text:p>
      <text:p text:style-name="P42"><text:span text:style-name="T105"/></text:p>
      <text:p text:style-name="P42"><text:span text:style-name="T105"/></text:p>
      <text:p text:style-name="P42"><text:span text:style-name="T105"/></text:p>
      <text:p text:style-name="P42"><text:span text:style-name="T105"/></text:p>
      <text:p text:style-name="P42"><text:span text:style-name="T105"/></text:p>
      <text:p text:style-name="P42"><text:span text:style-name="T105"/></text:p>
      <text:p text:style-name="P42"><text:span text:style-name="T105"/></text:p>
      <text:p text:style-name="P42"><text:span text:style-name="T105"/></text:p>
      <text:p text:style-name="P42"><text:span text:style-name="T105"/></text:p>
      <text:p text:style-name="P42"><text:span text:style-name="T105"/></text:p>
      <text:p text:style-name="P42"><text:span text:style-name="T106">主目录下的SConstruct</text:span></text:p>
      <text:p text:style-name="P42"><text:span text:style-name="T107"/></text:p>
      <text:p text:style-name="P42"><text:span text:style-name="T10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